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73cm" svg:height="5.645cm" svg:x="0.637cm" svg:y="2.822cm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164" calcext:value-type="float">
            <text:p>0.0051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3557" calcext:value-type="float">
            <text:p>0.0335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30312" calcext:value-type="float">
            <text:p>0.1303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12" calcext:value-type="float">
            <text:p>3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7:05:33.383617111</meta:creation-date>
    <dc:date>2023-01-09T17:13:54.959849566</dc:date>
    <meta:editing-duration>PT8M21S</meta:editing-duration>
    <meta:editing-cycles>1</meta:editing-cycles>
    <meta:document-statistic meta:table-count="1" meta:cell-count="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4cm" svg:height="5.646cm" xlink:href=".." xlink:type="simple" chart:class="chart:line" chart:style-name="ch1">
        <chart:legend chart:legend-position="end" svg:x="5.306cm" svg:y="1.522cm" style:legend-expansion="custom" chartooo:width="2.925cm" chartooo:height="1.405cm" style:legend-expansion-aspect-ratio="2.08185053380783" chart:style-name="ch2"/>
        <chart:plot-area chart:style-name="ch3" table:cell-range-address="Sheet1.A1:Sheet1.B4" svg:x="-0.622cm" svg:y="0.202cm" svg:width="5.32cm" svg:height="5.18cm">
          <chartooo:coordinate-region svg:x="0.555cm" svg:y="0.401cm" svg:width="4.049cm" svg:height="4.33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" chart:class="chart:line">
            <chart:data-point chart:repeated="4"/>
          </chart:series>
          <chart:series chart:style-name="ch7" chart:values-cell-range-address="Sheet1.B1:Sheet1.B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1:Sheet1.A4</svg:desc>
                </draw:g>
              </table:table-cell>
              <table:table-cell office:value-type="float" office:value="0.005164">
                <text:p>0.005164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33557">
                <text:p>0.033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130312">
                <text:p>0.130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3.12">
                <text:p>3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